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11H14M48.986051S" calcext:value-type="time">
            <text:p>711:1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3]-[.B143] &gt; 0; [.C143]-[.B14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24H29M45.08S" calcext:value-type="time">
            <text:p>24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08:08:29.4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6T16:49:32.276000000</dc:date>
    <dc:creator>Benjamin Laws</dc:creator>
    <meta:editing-duration>P30DT8H56M15S</meta:editing-duration>
    <meta:editing-cycles>808</meta:editing-cycles>
    <meta:generator>LibreOffice/7.2.6.2$Windows_X86_64 LibreOffice_project/b0ec3a565991f7569a5a7f5d24fed7f52653d754</meta:generator>
    <meta:document-statistic meta:table-count="2" meta:cell-count="1087" meta:object-count="0"/>
  </office:meta>
</office:document-meta>
</file>